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text-properties officeooo:rsid="00036a0d" officeooo:paragraph-rsid="00036a0d"/>
    </style:style>
    <style:style style:name="P2" style:family="paragraph" style:parent-style-name="Standard">
      <style:paragraph-properties style:line-height-at-least="0.503cm"/>
      <style:text-properties fo:color="#abb2bf" loext:opacity="100%" fo:background-color="#282c34"/>
    </style:style>
    <style:style style:name="P3" style:family="paragraph" style:parent-style-name="Standard">
      <style:text-properties fo:color="#abb2bf" loext:opacity="100%" officeooo:rsid="00036a0d" officeooo:paragraph-rsid="00036a0d" fo:background-color="#282c34"/>
    </style:style>
    <style:style style:name="P4" style:family="paragraph" style:parent-style-name="Standard">
      <style:text-properties fo:color="#abb2bf" loext:opacity="100%" officeooo:rsid="0006263d" officeooo:paragraph-rsid="0006263d" fo:background-color="#282c34"/>
    </style:style>
    <style:style style:name="P5" style:family="paragraph" style:parent-style-name="Standard">
      <style:text-properties fo:color="#abb2bf" loext:opacity="100%" style:font-name="Consolas" fo:font-size="10.5pt" fo:font-weight="normal" officeooo:rsid="00053ce0" officeooo:paragraph-rsid="00053ce0" fo:background-color="#282c34"/>
    </style:style>
    <style:style style:name="P6" style:family="paragraph" style:parent-style-name="Standard">
      <style:text-properties fo:color="#abb2bf" loext:opacity="100%" style:font-name="Consolas" fo:font-size="10.5pt" fo:font-weight="normal" officeooo:rsid="0009190d" officeooo:paragraph-rsid="0009190d" fo:background-color="#282c34"/>
    </style:style>
    <style:style style:name="P7" style:family="paragraph" style:parent-style-name="Standard">
      <style:paragraph-properties style:line-height-at-least="0.503cm"/>
      <style:text-properties fo:color="#abb2bf" loext:opacity="100%" style:font-name="Consolas" fo:font-size="10.5pt" fo:font-weight="normal" officeooo:rsid="0009190d" officeooo:paragraph-rsid="000a4e31" fo:background-color="#282c34"/>
    </style:style>
    <style:style style:name="P8" style:family="paragraph" style:parent-style-name="Standard">
      <style:text-properties fo:color="#abb2bf" loext:opacity="100%" style:font-name="Consolas" fo:font-size="10.5pt" fo:font-weight="normal" officeooo:rsid="0006263d" officeooo:paragraph-rsid="0006263d" fo:background-color="#282c34"/>
    </style:style>
    <style:style style:name="P9" style:family="paragraph" style:parent-style-name="Standard">
      <style:text-properties fo:color="#abb2bf" loext:opacity="100%" style:font-name="Consolas" fo:font-size="10.5pt" fo:font-weight="normal" officeooo:rsid="0007fd5f" officeooo:paragraph-rsid="0006263d" fo:background-color="#282c34"/>
    </style:style>
    <style:style style:name="P10" style:family="paragraph" style:parent-style-name="Standard">
      <style:paragraph-properties style:line-height-at-least="0.503cm"/>
      <style:text-properties fo:color="#abb2bf" loext:opacity="100%" style:font-name="Consolas" fo:font-size="10.5pt" fo:font-weight="normal" fo:background-color="#282c34"/>
    </style:style>
    <style:style style:name="P11" style:family="paragraph" style:parent-style-name="Standard">
      <style:text-properties fo:color="#abb2bf" loext:opacity="100%" style:font-name="Consolas" fo:font-weight="normal" officeooo:paragraph-rsid="00053ce0"/>
    </style:style>
    <style:style style:name="P12" style:family="paragraph" style:parent-style-name="Standard">
      <style:text-properties officeooo:rsid="0004210a" officeooo:paragraph-rsid="0004210a"/>
    </style:style>
    <style:style style:name="P13" style:family="paragraph" style:parent-style-name="Standard">
      <style:text-properties officeooo:paragraph-rsid="0004210a"/>
    </style:style>
    <style:style style:name="P14" style:family="paragraph" style:parent-style-name="Standard">
      <style:text-properties officeooo:rsid="00053ce0" officeooo:paragraph-rsid="00053ce0"/>
    </style:style>
    <style:style style:name="P15" style:family="paragraph" style:parent-style-name="Standard">
      <style:text-properties officeooo:rsid="0006263d" officeooo:paragraph-rsid="0006263d"/>
    </style:style>
    <style:style style:name="P16" style:family="paragraph" style:parent-style-name="Standard">
      <style:text-properties officeooo:paragraph-rsid="0006263d"/>
    </style:style>
    <style:style style:name="P17" style:family="paragraph" style:parent-style-name="Standard">
      <style:text-properties officeooo:rsid="000b665d" officeooo:paragraph-rsid="000b665d"/>
    </style:style>
    <style:style style:name="P18" style:family="paragraph" style:parent-style-name="Standard">
      <style:text-properties fo:color="#98c379" loext:opacity="100%" style:font-name="Consolas" fo:font-size="10.5pt" fo:font-weight="normal" officeooo:rsid="000a4e31" officeooo:paragraph-rsid="00053ce0" fo:background-color="#282c34"/>
    </style:style>
    <style:style style:name="P19" style:family="paragraph" style:parent-style-name="Standard">
      <style:text-properties fo:color="#abb2bf" loext:opacity="100%" style:font-name="Consolas" fo:font-size="10.5pt" fo:font-weight="normal" officeooo:rsid="000c97e1" officeooo:paragraph-rsid="0006263d" fo:background-color="#282c34"/>
    </style:style>
    <style:style style:name="P20" style:family="paragraph" style:parent-style-name="Standard">
      <style:text-properties fo:color="#abb2bf" loext:opacity="100%" style:font-name="Consolas" fo:font-size="10.5pt" fo:font-weight="normal" officeooo:rsid="000c97e1" officeooo:paragraph-rsid="000c97e1" fo:background-color="#282c34"/>
    </style:style>
    <style:style style:name="P21" style:family="paragraph" style:parent-style-name="Standard">
      <style:text-properties fo:color="#abb2bf" loext:opacity="100%" style:font-name="Consolas" fo:font-size="10.5pt" fo:font-weight="normal" officeooo:rsid="000df98b" officeooo:paragraph-rsid="000df98b" fo:background-color="#282c34"/>
    </style:style>
    <style:style style:name="P22" style:family="paragraph" style:parent-style-name="Standard">
      <style:paragraph-properties style:line-height-at-least="0.503cm"/>
      <style:text-properties fo:color="#abb2bf" loext:opacity="100%" style:font-name="Consolas" fo:font-size="10.5pt" fo:font-weight="normal" fo:background-color="#282c34"/>
    </style:style>
    <style:style style:name="P23" style:family="paragraph" style:parent-style-name="Standard">
      <style:text-properties fo:color="#abb2bf" loext:opacity="100%" style:font-name="Consolas" fo:font-size="10.5pt" fo:font-weight="normal" officeooo:rsid="000fda59" officeooo:paragraph-rsid="000fda59" fo:background-color="#282c34"/>
    </style:style>
    <style:style style:name="P24" style:family="paragraph" style:parent-style-name="Standard">
      <style:text-properties fo:color="#abb2bf" loext:opacity="100%" style:font-name="Consolas" fo:font-size="10.5pt" fo:font-weight="normal" officeooo:rsid="000fda59" officeooo:paragraph-rsid="000ff7f9" fo:background-color="#282c34"/>
    </style:style>
    <style:style style:name="P25" style:family="paragraph" style:parent-style-name="Standard">
      <style:paragraph-properties style:line-height-at-least="0.503cm"/>
      <style:text-properties fo:color="#abb2bf" loext:opacity="100%" fo:background-color="#282c34"/>
    </style:style>
    <style:style style:name="T1" style:family="text">
      <style:text-properties officeooo:rsid="00036a0d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style:font-name="Consolas" fo:font-size="10.5pt" fo:font-weight="normal" officeooo:rsid="0006263d"/>
    </style:style>
    <style:style style:name="T4" style:family="text">
      <style:text-properties style:font-name="Consolas" fo:font-size="10.5pt" fo:font-weight="normal" officeooo:rsid="000c97e1"/>
    </style:style>
    <style:style style:name="T5" style:family="text">
      <style:text-properties fo:font-size="10.5pt" officeooo:rsid="00053ce0" fo:background-color="#282c34" loext:char-shading-value="0"/>
    </style:style>
    <style:style style:name="T6" style:family="text">
      <style:text-properties fo:color="#abb2bf" loext:opacity="100%" style:font-name="Consolas" fo:font-size="10.5pt" fo:font-weight="normal" fo:background-color="#282c34" loext:char-shading-value="0"/>
    </style:style>
    <style:style style:name="T7" style:family="text">
      <style:text-properties fo:color="#abb2bf" loext:opacity="100%" style:font-name="Consolas" fo:font-size="10.5pt" fo:font-weight="normal" officeooo:rsid="0006263d" fo:background-color="#282c34" loext:char-shading-value="0"/>
    </style:style>
    <style:style style:name="T8" style:family="text">
      <style:text-properties fo:color="#abb2bf" loext:opacity="100%" style:font-name="Consolas" fo:font-size="10.5pt" fo:font-weight="normal" officeooo:rsid="0007fd5f" fo:background-color="#282c34" loext:char-shading-value="0"/>
    </style:style>
    <style:style style:name="T9" style:family="text">
      <style:text-properties fo:color="#61afef" loext:opacity="100%" style:font-name="Consolas" fo:font-size="10.5pt" fo:font-weight="normal"/>
    </style:style>
    <style:style style:name="T10" style:family="text">
      <style:text-properties fo:color="#61afef" loext:opacity="100%" style:font-name="Consolas" fo:font-size="10.5pt" fo:font-weight="normal" fo:background-color="#282c34" loext:char-shading-value="0"/>
    </style:style>
    <style:style style:name="T11" style:family="text">
      <style:text-properties fo:color="#61afef" loext:opacity="100%" officeooo:rsid="000c97e1"/>
    </style:style>
    <style:style style:name="T12" style:family="text">
      <style:text-properties fo:color="#98c379" loext:opacity="100%"/>
    </style:style>
    <style:style style:name="T13" style:family="text">
      <style:text-properties fo:color="#98c379" loext:opacity="100%" style:font-name="Consolas" fo:font-size="10.5pt" fo:font-weight="normal"/>
    </style:style>
    <style:style style:name="T14" style:family="text">
      <style:text-properties fo:color="#98c379" loext:opacity="100%" style:font-name="Consolas" fo:font-size="10.5pt" fo:font-weight="normal" fo:background-color="#282c34" loext:char-shading-value="0"/>
    </style:style>
    <style:style style:name="T15" style:family="text">
      <style:text-properties fo:color="#98c379" loext:opacity="100%" style:font-name="Consolas" fo:font-size="10.5pt" fo:font-weight="normal" officeooo:rsid="0006263d" fo:background-color="#282c34" loext:char-shading-value="0"/>
    </style:style>
    <style:style style:name="T16" style:family="text">
      <style:text-properties fo:color="#98c379" loext:opacity="100%" fo:font-size="10.5pt" officeooo:rsid="00053ce0" fo:background-color="#282c34" loext:char-shading-value="0"/>
    </style:style>
    <style:style style:name="T17" style:family="text">
      <style:text-properties fo:color="#98c379" loext:opacity="100%" fo:font-size="10.5pt" officeooo:rsid="000a4e31" fo:background-color="#282c34" loext:char-shading-value="0"/>
    </style:style>
    <style:style style:name="T18" style:family="text">
      <style:text-properties fo:color="#98c379" loext:opacity="100%" officeooo:rsid="000c97e1"/>
    </style:style>
    <style:style style:name="T19" style:family="text">
      <style:text-properties officeooo:rsid="0004210a"/>
    </style:style>
    <style:style style:name="T20" style:family="text">
      <style:text-properties officeooo:rsid="0004fe15"/>
    </style:style>
    <style:style style:name="T21" style:family="text">
      <style:text-properties fo:color="#c678dd" loext:opacity="100%"/>
    </style:style>
    <style:style style:name="T22" style:family="text">
      <style:text-properties fo:color="#c678dd" loext:opacity="100%" style:font-name="Consolas" fo:font-size="10.5pt" fo:font-weight="normal"/>
    </style:style>
    <style:style style:name="T23" style:family="text">
      <style:text-properties officeooo:rsid="0006263d"/>
    </style:style>
    <style:style style:name="T24" style:family="text">
      <style:text-properties officeooo:rsid="0008d3d5"/>
    </style:style>
    <style:style style:name="T25" style:family="text">
      <style:text-properties officeooo:rsid="0009190d"/>
    </style:style>
    <style:style style:name="T26" style:family="text">
      <style:text-properties fo:color="#56b6c2" loext:opacity="100%" fo:font-size="10.5pt" officeooo:rsid="00053ce0" fo:background-color="#282c34" loext:char-shading-value="0"/>
    </style:style>
    <style:style style:name="T27" style:family="text">
      <style:text-properties fo:color="#56b6c2" loext:opacity="100%" officeooo:rsid="000c97e1"/>
    </style:style>
    <style:style style:name="T28" style:family="text">
      <style:text-properties fo:font-variant="normal" fo:text-transform="none" fo:color="#98c379" loext:opacity="100%" style:font-name="Times New Roman" fo:letter-spacing="normal" fo:font-style="normal" officeooo:rsid="000a4e31"/>
    </style:style>
    <style:style style:name="T29" style:family="text">
      <style:text-properties officeooo:rsid="000abb64"/>
    </style:style>
    <style:style style:name="T30" style:family="text">
      <style:text-properties officeooo:rsid="000c97e1"/>
    </style:style>
    <style:style style:name="T31" style:family="text">
      <style:text-properties fo:color="#e06c75" loext:opacity="100%"/>
    </style:style>
    <style:style style:name="T32" style:family="text">
      <style:text-properties fo:color="#e06c75" loext:opacity="100%" officeooo:rsid="000c97e1"/>
    </style:style>
    <style:style style:name="T33" style:family="text">
      <style:text-properties fo:color="#d19a66" loext:opacity="100%"/>
    </style:style>
    <style:style style:name="T34" style:family="text">
      <style:text-properties officeooo:rsid="000ff7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/manage.py runserver//<text:span text:style-name="T24">allumer le serveur</text:span></text:p>
      <text:p text:style-name="Standard"/>
      <text:p text:style-name="Standard"><text:s text:c="2"/><text:span text:style-name="T1">Importation vue avec root </text:span></text:p>
      <text:p text:style-name="P1">import . From views :</text:p>
      <text:p text:style-name="P3">    <text:span text:style-name="T9">path</text:span><text:span text:style-name="T2">(</text:span><text:span text:style-name="T13">''</text:span><text:span text:style-name="T2">,views.home ), //</text:span><text:span text:style-name="T3">views.py et home est une fonction</text:span></text:p>
      <text:p text:style-name="P1"/>
      <text:p text:style-name="P12">Templates :</text:p>
      <text:p text:style-name="P12">1)on créer un dossier templates ou on met nos pages html</text:p>
      <text:p text:style-name="P13"><text:span text:style-name="T19">2)on modifie dans settings :</text:span><text:span text:style-name="T14">DIRS'</text:span><text:span text:style-name="T6">: [</text:span><text:span text:style-name="T14">'templates'</text:span><text:span text:style-name="T6">],</text:span></text:p>
      <text:p text:style-name="P12"><text:s text:c="7"/>Création d’une application dans notre application : //<text:span text:style-name="T20">voir page 81</text:span></text:p>
      <text:p text:style-name="P15">1)django-admin startapp nomapplication </text:p>
      <text:p text:style-name="P16"><text:span text:style-name="T23">2) </text:span><text:span text:style-name="T10">path</text:span><text:span text:style-name="T6">(</text:span><text:span text:style-name="T14">'produits/'</text:span><text:span text:style-name="T6">,</text:span><text:span text:style-name="T10">include</text:span><text:span text:style-name="T6">(</text:span><text:span text:style-name="T14">'</text:span><text:span text:style-name="T15">nomapplication</text:span><text:span text:style-name="T14">.urls'</text:span><text:span text:style-name="T6">))//</text:span><text:span text:style-name="T7">dans urls.py</text:span></text:p>
      <text:p text:style-name="P8">3)on crée urls.py dans l’application :</text:p>
      <text:p text:style-name="P15"><text:span text:style-name="T6">4) </text:span><text:span text:style-name="T8">on modifie le setting comme :</text:span></text:p>
      <text:p text:style-name="P9">'le nom de notre application'//dans installed_app</text:p>
      <text:p text:style-name="P9"/>
      <text:p text:style-name="P15"/>
      <text:p text:style-name="P12"/>
      <text:p text:style-name="P12"/>
      <text:p text:style-name="P14">remarque:pour utiliser include on import :</text:p>
      <text:p text:style-name="P5"><text:span text:style-name="T21">from</text:span> django.urls <text:span text:style-name="T21">import</text:span> path,include</text:p>
      <text:p text:style-name="P5"/>
      <text:p text:style-name="P5"><text:s text:c="13"/><text:span text:style-name="T25">Passage de valeur au vue :</text:span></text:p>
      <text:p text:style-name="P11"><text:span text:style-name="T5">    produit</text:span><text:span text:style-name="T26">=</text:span><text:span text:style-name="T16">'Mon produit3' </text:span><text:span text:style-name="T17">ou </text:span><text:span text:style-name="T28">['produit 1', 'produit 2', 'produit3', 'produit 4']</text:span></text:p>
      <text:p text:style-name="P18"/>
      <text:p text:style-name="P2">    <text:span text:style-name="T22">return</text:span><text:span text:style-name="T2"> </text:span><text:span text:style-name="T9">render</text:span><text:span text:style-name="T2">(request,</text:span><text:span text:style-name="T13">'vente/index.html'</text:span><text:span text:style-name="T2">,{</text:span><text:span text:style-name="T13">'produit'</text:span><text:span text:style-name="T2">:produit}) </text:span></text:p>
      <text:p text:style-name="P7">affichage dans la vue {{produit}}</text:p>
      <text:p text:style-name="P10"/>
      <text:p text:style-name="P5"/>
      <text:p text:style-name="P6"/>
      <text:p text:style-name="P14"/>
      <text:p text:style-name="P15">-<text:span text:style-name="T29">donner un argument pour une route :</text:span></text:p>
      <text:p text:style-name="P4">    <text:span text:style-name="T9">path</text:span><text:span text:style-name="T2">(</text:span><text:span text:style-name="T13">'&lt;int:id&gt;'</text:span><text:span text:style-name="T2">,views.show)</text:span></text:p>
      <text:p text:style-name="P4"><text:span text:style-name="T2">-</text:span><text:span text:style-name="T4">on peut ajouter un nom a une route :</text:span></text:p>
      <text:p text:style-name="P8"><text:span text:style-name="T11">path</text:span><text:span text:style-name="T30">(</text:span><text:span text:style-name="T18">''</text:span><text:span text:style-name="T30">,views.index,</text:span><text:span text:style-name="T32">name</text:span><text:span text:style-name="T27">=</text:span><text:span text:style-name="T18">'vente_index'</text:span><text:span text:style-name="T30">),</text:span></text:p>
      <text:p text:style-name="P19"/>
      <text:p text:style-name="P20">pour faire une url :</text:p>
      <text:p text:style-name="P20">&lt;<text:span text:style-name="T31">p</text:span>&gt;&lt;<text:span text:style-name="T31">a</text:span> <text:span text:style-name="T33">href</text:span>=<text:span text:style-name="T12">"</text:span><text:span text:style-name="T21">{% url </text:span><text:span text:style-name="T12">'vente_index'</text:span><text:span text:style-name="T21"> %}</text:span><text:span text:style-name="T12">"</text:span>&gt;Visiter nos produits (avec name)&lt;/<text:span text:style-name="T31">a</text:span>&gt;&lt;/<text:span text:style-name="T31">p</text:span>&gt;</text:p>
      <text:p text:style-name="P20"/>
      <text:p text:style-name="P21">Importer une classe :</text:p>
      <text:p text:style-name="P21"><text:span text:style-name="T21">from</text:span> . prod <text:span text:style-name="T21">import</text:span> Produit//prod est le nom de la classe</text:p>
      <text:p text:style-name="P21"/>
      <text:p text:style-name="P24">Parcourir une liste <text:span text:style-name="T34">c’est dans la vue</text:span></text:p>
      <text:p text:style-name="P24">  <text:span text:style-name="T21">{% for </text:span><text:span text:style-name="T12">Produit</text:span><text:span text:style-name="T21"> </text:span>in<text:span text:style-name="T21"> </text:span><text:span text:style-name="T12">produits</text:span><text:span text:style-name="T21">  %}</text:span></text:p>
      <text:p text:style-name="P10">&lt;<text:span text:style-name="T31">li</text:span>&gt;<text:span text:style-name="T21">{{</text:span><text:span text:style-name="T12">Produit</text:span>.<text:span text:style-name="T12">Nom</text:span><text:span text:style-name="T21">}}</text:span>&lt;/<text:span text:style-name="T31">li</text:span>&gt;</text:p>
      <text:p text:style-name="P2">      <text:span text:style-name="T22">{% endfor %}</text:span></text:p>
      <text:p text:style-name="P23"/>
      <text:p text:style-name="P21"/>
      <text:p text:style-name="P20"/>
      <text:p text:style-name="P17">page:88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3T14:57:30.310000000</dc:date>
    <meta:editing-duration>PT3H25M42S</meta:editing-duration>
    <meta:editing-cycles>11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32" meta:word-count="173" meta:character-count="1296" meta:non-whitespace-character-count="1105"/>
  </office:meta>
</office:document-meta>
</file>